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3.6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s</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s</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s</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s</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s</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s</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s</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s</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s</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s</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s</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s</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s</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s</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s</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s</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s</text:p>
          </table:table-cell>
          <table:table-cell office:value-type="string">
            <text:p>Complementos útiles para %PRODUCTNAME, incluyendo varias Galerías, Plantillas, Ejemplos y Fue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s</text:p>
          </table:table-cell>
          <table:table-cell office:value-type="string">
            <text:p>Galerí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s</text:p>
          </table:table-cell>
          <table:table-cell office:value-type="string">
            <text:p>La Galería %PRODUCTNAME contiene más de 2900 elementos en varias categorí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s</text:p>
          </table:table-cell>
          <table:table-cell office:value-type="string">
            <text:p>Plantill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s</text:p>
          </table:table-cell>
          <table:table-cell office:value-type="string">
            <text:p>Cree documentos profesionales en segundos con plantill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s</text:p>
          </table:table-cell>
          <table:table-cell office:value-type="string">
            <text:p>Ejemplos de 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s</text:p>
          </table:table-cell>
          <table:table-cell office:value-type="string">
            <text:p>Los ejemplos de documentos son ideales para el aprendizaj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s</text:p>
          </table:table-cell>
          <table:table-cell office:value-type="string">
            <text:p>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s</text:p>
          </table:table-cell>
          <table:table-cell office:value-type="string">
            <text:p>Documentos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s</text:p>
          </table:table-cell>
          <table:table-cell office:value-type="string">
            <text:p>Publicidad</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s</text:p>
          </table:table-cell>
          <table:table-cell office:value-type="string">
            <text:p>Elementos publicitarios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s</text:p>
          </table:table-cell>
          <table:table-cell office:value-type="string">
            <text:p>Fue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s</text:p>
          </table:table-cell>
          <table:table-cell office:value-type="string">
            <text:p>Fuentes adicionales para %PRODUCTNAME e otras aplicacion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s</text:p>
          </table:table-cell>
          <table:table-cell office:value-type="string">
            <text:p>Importación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s</text:p>
          </table:table-cell>
          <table:table-cell office:value-type="string">
            <text:p>Soporte para importació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Manual de usuario</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s</text:p>
          </table:table-cell>
          <table:table-cell office:value-type="string">
            <text:p>Build contribuido en colaboración con el equipo de OxygenOffice. Para créditos, visitar: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s</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s</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s</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s</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s</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s</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s</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s</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s</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s</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s</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s</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s</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s</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s</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s</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s</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s</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s</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s</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s</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s</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s</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s</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s</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s</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s</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s</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s</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s</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s</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s</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s</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s</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s</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5:28</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Leo Aguado</meta:initial-creator>
    <meta:creation-date>2007-10-02T20:16:40</meta:creation-date>
    <dc:creator>AgentK</dc:creator>
    <dc:date>2008-03-15T17:15:28</dc:date>
    <meta:editing-cycles>5</meta:editing-cycles>
    <meta:editing-duration>PT40M11S</meta:editing-duration>
    <meta:user-defined meta:name="Info 1"/>
    <meta:user-defined meta:name="Info 2"/>
    <meta:user-defined meta:name="Info 3"/>
    <meta:user-defined meta:name="Info 4"/>
    <meta:document-statistic meta:table-count="1" meta:cell-count="1636"/>
  </office:meta>
</office:document-meta>
</file>